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80000017650E07D8E.png" manifest:media-type="image/png"/>
  <manifest:file-entry manifest:full-path="Pictures/10000000000003280000025ED6EDEF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12.749cm" draw:z-index="0"><draw:image xlink:href="Pictures/10000000000003280000025ED6EDEF38.png" xlink:type="simple" xlink:show="embed" xlink:actuate="onLoad" draw:mime-type="image/png"/></draw:frame><draw:frame draw:style-name="fr1" draw:name="Изображение2" text:anchor-type="char" svg:x="0cm" svg:y="12.748cm" svg:width="17cm" svg:height="7.869cm" draw:z-index="1"><draw:image xlink:href="Pictures/10000000000003280000017650E07D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0:58:32.021199063</meta:creation-date>
    <dc:date>2025-05-30T14:15:31.067894540</dc:date>
    <meta:editing-duration>PT3H16M5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6.7.2$Linux_X86_64 LibreOffice_project/60$Build-2</meta:generator>
  </office:meta>
</office:document-meta>
</file>